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1.652cm" fo:min-width="6.806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5cm" svg:stroke-color="#013372" draw:marker-start-width="0.425cm" draw:marker-end="Arrow" draw:marker-end-width="0.525cm" draw:fill="none" draw:fill-color="#efc94c" draw:fill-image-width="0cm" draw:fill-image-height="0cm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1.364cm" fo:min-width="9.6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5cm" svg:stroke-color="#013372" draw:marker-start-width="0.425cm" draw:marker-end="Arrow" draw:marker-end-width="0.525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1.652cm" fo:min-width="7.74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1.95cm" fo:min-width="9.6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1.42cm" fo:min-width="6.83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1.42cm" fo:min-width="7.101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1.95cm" fo:min-width="7.1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1.95cm" fo:min-width="8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solid" draw:fill-color="#013372" draw:fill-image-width="0cm" draw:fill-image-height="0cm"/>
      <style:paragraph-properties fo:text-align="center"/>
      <style:text-properties fo:color="#ffffff" fo:font-size="22pt" style:font-size-asian="22pt" style:font-size-complex="22pt"/>
    </style:style>
    <style:style style:name="P3" style:family="paragraph">
      <loext:graphic-properties draw:fill="none" draw:fill-color="#efc94c" draw:fill-image-width="0cm" draw:fill-image-height="0cm"/>
      <style:paragraph-properties fo:text-align="center"/>
    </style:style>
    <style:style style:name="P4" style:family="paragraph">
      <loext:graphic-properties draw:fill="solid" draw:fill-color="#85ae40" draw:fill-image-width="0cm" draw:fill-image-height="0cm"/>
      <style:paragraph-properties fo:text-align="center"/>
      <style:text-properties fo:color="#ffffff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8.6cm" svg:height="3cm" svg:x="1cm" svg:y="1.75cm">
          <text:p text:style-name="P1"><text:span text:style-name="T1">Tasic et al. RNA seq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1" draw:id="id1" draw:layer="layout" svg:width="8.6cm" svg:height="3cm" svg:x="11.495cm" svg:y="1.75cm">
          <text:p text:style-name="P1"><text:span text:style-name="T1">Zeisel et al. RNA seq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4" draw:id="id4" draw:layer="layout" svg:width="8.6cm" svg:height="3cm" svg:x="21.99cm" svg:y="1.75cm">
          <text:p text:style-name="P1"><text:span text:style-name="T1">Pavlab microarray</text:span></text:p>
          <text:p text:style-name="P1"><text:span text:style-name="T1">dataset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3" draw:layer="layout" draw:type="line" svg:x1="15.795cm" svg:y1="4.75cm" svg:x2="15.795cm" svg:y2="6.486cm" draw:start-shape="id1" draw:start-glue-point="2" draw:end-shape="id2" svg:d="M15795 4750v1736" svg:viewBox="0 0 1 1737">
          <text:p/>
        </draw:connector>
        <draw:custom-shape draw:style-name="gr3" draw:text-style-name="P4" xml:id="id2" draw:id="id2" draw:layer="layout" svg:width="10.24cm" svg:height="1.714cm" svg:x="10.675cm" svg:y="6.486cm">
          <draw:glue-point draw:id="8" svg:x="-2.777cm" svg:y="5.012cm"/>
          <draw:glue-point draw:id="9" svg:x="2.777cm" svg:y="5.012cm" draw:escape-direction="down"/>
          <text:p text:style-name="P1"><text:span text:style-name="T1">Filter for common genes</text:span></text:p>
          <text:p text:style-name="P1"><text:span text:style-name="T1">Absance/presence ca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5.3cm" svg:y1="4.75cm" svg:x2="15.795cm" svg:y2="6.486cm" draw:start-shape="id3" draw:start-glue-point="2" draw:end-shape="id2" svg:d="M5300 4750v894h10495v842" svg:viewBox="0 0 10496 1737">
          <text:p/>
        </draw:connector>
        <draw:connector draw:style-name="gr4" draw:text-style-name="P5" draw:layer="layout" svg:x1="26.29cm" svg:y1="4.75cm" svg:x2="15.795cm" svg:y2="6.486cm" draw:start-shape="id4" draw:start-glue-point="2" draw:end-shape="id2" draw:end-glue-point="4" svg:d="M26290 4750v894h-10495v842" svg:viewBox="0 0 10496 1737">
          <text:p/>
        </draw:connector>
        <draw:custom-shape draw:style-name="gr1" draw:text-style-name="P2" xml:id="id6" draw:id="id6" draw:layer="layout" svg:width="8.6cm" svg:height="3cm" svg:x="1.001cm" svg:y="10.1cm">
          <text:p text:style-name="P1"><text:span text:style-name="T1">Trimmed binary</text:span></text:p>
          <text:p text:style-name="P1"><text:span text:style-name="T1">Tasic et al. RNA seq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7" draw:id="id7" draw:layer="layout" svg:width="8.6cm" svg:height="3cm" svg:x="11.496cm" svg:y="10.1cm">
          <text:p text:style-name="P1"><text:span text:style-name="T1">Trimmed binary</text:span></text:p>
          <text:p text:style-name="P1"><text:span text:style-name="T1">Zeisel et al. RNA seq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2" xml:id="id5" draw:id="id5" draw:layer="layout" svg:width="9.691cm" svg:height="3cm" svg:x="20.9cm" svg:y="10.1cm">
          <text:p text:style-name="P1"><text:span text:style-name="T1">Trimmed binary Pavlab </text:span></text:p>
          <text:p text:style-name="P1"><text:span text:style-name="T1">Microarray dataset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5" draw:layer="layout" svg:x1="15.795cm" svg:y1="8.2cm" svg:x2="25.745cm" svg:y2="10.1cm" draw:start-shape="id2" draw:start-glue-point="6" draw:end-shape="id5" svg:d="M15795 8200v928h9950v972" svg:viewBox="0 0 9951 1901">
          <text:p/>
        </draw:connector>
        <draw:connector draw:style-name="gr4" draw:text-style-name="P5" draw:layer="layout" svg:x1="15.795cm" svg:y1="8.2cm" svg:x2="5.301cm" svg:y2="10.1cm" draw:start-shape="id2" draw:start-glue-point="6" draw:end-shape="id6" draw:end-glue-point="4" svg:d="M15795 8200v928h-10494v972" svg:viewBox="0 0 10495 1901">
          <text:p/>
        </draw:connector>
        <draw:connector draw:style-name="gr2" draw:text-style-name="P3" draw:layer="layout" draw:type="line" svg:x1="15.795cm" svg:y1="8.2cm" svg:x2="15.796cm" svg:y2="10.1cm" draw:start-shape="id2" draw:start-glue-point="6" draw:end-shape="id7" draw:end-glue-point="4" svg:d="M15795 8200l1 1900" svg:viewBox="0 0 2 1901">
          <text:p/>
        </draw:connector>
        <draw:connector draw:style-name="gr2" draw:text-style-name="P3" draw:layer="layout" draw:type="line" svg:x1="15.796cm" svg:y1="13.1cm" svg:x2="15.795cm" svg:y2="16.4cm" draw:start-shape="id7" draw:start-glue-point="2" draw:end-shape="id8" draw:end-glue-point="0" svg:d="M15796 13100l-1 3300" svg:viewBox="0 0 2 3301">
          <text:p/>
        </draw:connector>
        <draw:connector draw:style-name="gr4" draw:text-style-name="P5" draw:layer="layout" svg:x1="5.301cm" svg:y1="12.863cm" svg:x2="15.795cm" svg:y2="16.4cm" draw:start-shape="id6" draw:start-glue-point="6" draw:end-shape="id8" svg:d="M5301 12863v1913h10494v1624" svg:viewBox="0 0 10495 3538">
          <text:p/>
        </draw:connector>
        <draw:connector draw:style-name="gr4" draw:text-style-name="P5" draw:layer="layout" svg:x1="25.745cm" svg:y1="13.1cm" svg:x2="15.795cm" svg:y2="16.4cm" draw:start-shape="id5" draw:start-glue-point="2" draw:end-shape="id8" draw:end-glue-point="4" svg:d="M25745 13100v1676h-9950v1624" svg:viewBox="0 0 9951 3301">
          <text:p/>
        </draw:connector>
        <draw:custom-shape draw:style-name="gr6" draw:text-style-name="P4" xml:id="id8" draw:id="id8" draw:layer="layout" svg:width="10.24cm" svg:height="2.3cm" svg:x="10.675cm" svg:y="16.4cm">
          <draw:glue-point draw:id="8" svg:x="-2.777cm" svg:y="5.012cm"/>
          <draw:glue-point draw:id="9" svg:x="2.777cm" svg:y="5.012cm" draw:escape-direction="down"/>
          <text:p text:style-name="P1"><text:span text:style-name="T1">Sample to sample correlation</text:span></text:p>
          <text:p text:style-name="P1"><text:span text:style-name="T1">Cluste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795cm" svg:y1="18.7cm" svg:x2="15.796cm" svg:y2="20.298cm" draw:start-shape="id8" draw:start-glue-point="6" draw:end-shape="id9" draw:end-glue-point="4" svg:d="M15795 18700l1 1598" svg:viewBox="0 0 2 1599">
          <text:p/>
        </draw:connector>
        <draw:custom-shape draw:style-name="gr7" draw:text-style-name="P2" xml:id="id9" draw:id="id9" draw:layer="layout" svg:width="7.431cm" svg:height="2.202cm" svg:x="12.08cm" svg:y="20.298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Sample cluster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4" draw:layer="layout" svg:width="10.24cm" svg:height="2.3cm" svg:x="10.676cm" svg:y="16.401cm">
          <draw:glue-point draw:id="8" svg:x="-2.777cm" svg:y="5.012cm"/>
          <draw:glue-point draw:id="9" svg:x="2.777cm" svg:y="5.012cm" draw:escape-direction="down"/>
          <text:p text:style-name="P1"><text:span text:style-name="T1">Sample to sample correlation</text:span></text:p>
          <text:p text:style-name="P1"><text:span text:style-name="T1">Cluste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xml:id="id12" draw:id="id12" draw:layer="layout" svg:width="7.7cm" svg:height="2.202cm" svg:x="33.1cm" svg:y="2.149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Tasic et al. Assigned</text:span></text:p>
          <text:p text:style-name="P1"><text:span text:style-name="T1">Cell typ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13" draw:id="id13" draw:layer="layout" svg:width="7.7cm" svg:height="2.202cm" svg:x="42.15cm" svg:y="2.149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Zeisel et al. Assigned</text:span></text:p>
          <text:p text:style-name="P1"><text:span text:style-name="T1">Cell typ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2" xml:id="id10" draw:id="id10" draw:layer="layout" svg:width="7.7cm" svg:height="2.202cm" svg:x="51.204cm" svg:y="2.205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Pavlab Assigned</text:span></text:p>
          <text:p text:style-name="P1"><text:span text:style-name="T1">Cell typ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4" xml:id="id11" draw:id="id11" draw:layer="layout" svg:width="7.7cm" svg:height="2.3cm" svg:x="42.15cm" svg:y="8cm">
          <draw:glue-point draw:id="8" svg:x="-2.777cm" svg:y="5.012cm"/>
          <draw:glue-point draw:id="9" svg:x="2.777cm" svg:y="5.012cm" draw:escape-direction="down"/>
          <text:p text:style-name="P1"><text:span text:style-name="T1">Manual grouping of</text:span></text:p>
          <text:p text:style-name="P1"><text:span text:style-name="T1">Similar cell typ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55.054cm" svg:y1="4.277cm" svg:x2="46cm" svg:y2="8cm" draw:start-shape="id10" draw:start-glue-point="6" draw:end-shape="id11" svg:d="M55054 4277v1952h-9054v1771" svg:viewBox="0 0 9055 3724">
          <text:p/>
        </draw:connector>
        <draw:connector draw:style-name="gr4" draw:text-style-name="P5" draw:layer="layout" svg:x1="36.95cm" svg:y1="4.221cm" svg:x2="46cm" svg:y2="8cm" draw:start-shape="id12" draw:start-glue-point="6" draw:end-shape="id11" draw:end-glue-point="4" svg:d="M36950 4221v1980h9050v1799" svg:viewBox="0 0 9051 3780">
          <text:p/>
        </draw:connector>
        <draw:connector draw:style-name="gr2" draw:text-style-name="P3" draw:layer="layout" draw:type="line" svg:x1="46cm" svg:y1="4.221cm" svg:x2="46cm" svg:y2="8cm" draw:start-shape="id13" draw:start-glue-point="6" draw:end-shape="id11" draw:end-glue-point="4" svg:d="M46000 4221v3779" svg:viewBox="0 0 1 3780">
          <text:p/>
        </draw:connector>
        <draw:connector draw:style-name="gr2" draw:text-style-name="P3" draw:layer="layout" draw:type="line" svg:x1="46cm" svg:y1="10.3cm" svg:x2="46cm" svg:y2="13.6cm" draw:start-shape="id11" draw:start-glue-point="6" draw:end-shape="id14" draw:end-glue-point="4" svg:d="M46000 10300v3300" svg:viewBox="0 0 1 3301">
          <text:p/>
        </draw:connector>
        <draw:custom-shape draw:style-name="gr8" draw:text-style-name="P2" xml:id="id14" draw:id="id14" draw:layer="layout" svg:width="7.7cm" svg:height="2.202cm" svg:x="42.15cm" svg:y="13.6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Assigned cell types</text:span></text:p>
          <text:p text:style-name="P1"><text:span text:style-name="T1">of all sampl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4" xml:id="id15" draw:id="id15" draw:layer="layout" svg:width="8.6cm" svg:height="2.3cm" svg:x="28.9cm" svg:y="18.1cm">
          <draw:glue-point draw:id="8" svg:x="-2.777cm" svg:y="5.012cm"/>
          <draw:glue-point draw:id="9" svg:x="2.777cm" svg:y="5.012cm" draw:escape-direction="down"/>
          <text:p text:style-name="P1"><text:span text:style-name="T1">Correct clustering rate</text:span></text:p>
          <text:p text:style-name="P1"><text:span text:style-name="T1">calcul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42.15cm" svg:y1="14.701cm" svg:x2="37.5cm" svg:y2="19.25cm" draw:start-shape="id14" draw:start-glue-point="5" draw:end-shape="id15" draw:end-glue-point="7" svg:d="M42150 14701h-2350v4549h-2300" svg:viewBox="0 0 4651 4550">
          <text:p/>
        </draw:connector>
        <draw:connector draw:style-name="gr4" draw:text-style-name="P5" draw:layer="layout" svg:x1="19.511cm" svg:y1="21.399cm" svg:x2="28.9cm" svg:y2="19.25cm" draw:start-shape="id9" draw:end-shape="id15" draw:end-glue-point="5" svg:d="M19511 21399h4720v-2149h4669" svg:viewBox="0 0 9390 2150">
          <text:p/>
        </draw:connector>
        <draw:connector draw:style-name="gr2" draw:text-style-name="P3" draw:layer="layout" draw:type="line" svg:x1="33.2cm" svg:y1="20.4cm" svg:x2="33.2cm" svg:y2="23.098cm" draw:start-shape="id15" draw:start-glue-point="6" draw:end-shape="id16" svg:d="M33200 20400v2698" svg:viewBox="0 0 1 2699">
          <text:p/>
        </draw:connector>
        <draw:custom-shape draw:style-name="gr8" draw:text-style-name="P2" xml:id="id16" draw:id="id16" draw:layer="layout" svg:width="7.7cm" svg:height="2.202cm" svg:x="29.35cm" svg:y="23.098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1">Concordance of</text:span></text:p>
          <text:p text:style-name="P1"><text:span text:style-name="T1">dataset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5:27:41.917457704</meta:creation-date>
    <dc:date>2016-03-16T16:18:40.396755715</dc:date>
    <dc:creator>Ogan Mancarci</dc:creator>
    <meta:editing-duration>PT8M55S</meta:editing-duration>
    <meta:editing-cycles>1</meta:editing-cycles>
    <meta:generator>LibreOffice/5.1.1.2$Linux_X86_64 LibreOffice_project/10m0$Build-2</meta:generator>
    <meta:document-statistic meta:object-count="34"/>
  </office:meta>
</office:document-meta>
</file>